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23:06:40.4805309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6-10T22:18:14.476831562</dc:date>
    <meta:editing-duration>P4DT11H22M41S</meta:editing-duration>
    <meta:editing-cycles>24</meta:editing-cycles>
    <meta:generator>LibreOffice/7.3.3.2$Linux_X86_64 LibreOffice_project/30$Build-2</meta:generator>
    <meta:document-statistic meta:table-count="4" meta:cell-count="1197" meta:object-count="0"/>
  </office:meta>
</office:document-meta>
</file>